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Current Purchase Budget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Budget Expenses</text:p>
          </table:table-cell>
          <table:table-cell table:style-name="ce2" office:value-type="string" calcext:value-type="string">
            <text:p>Rundate</text:p>
          </table:table-cell>
          <table:table-cell table:style-name="ce2" office:value-type="string" calcext:value-type="string">
            <text:p>Serial</text:p>
          </table:table-cell>
          <table:table-cell table:number-columns-repeated="4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62024" calcext:value-type="float">
            <text:p>62024</text:p>
          </table:table-cell>
          <table:table-cell office:value-type="float" office:value="11888" calcext:value-type="float">
            <text:p>11888</text:p>
          </table:table-cell>
          <table:table-cell table:number-columns-repeated="4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72024" calcext:value-type="float">
            <text:p>72024</text:p>
          </table:table-cell>
          <table:table-cell office:value-type="float" office:value="11888" calcext:value-type="float">
            <text:p>11888</text:p>
          </table:table-cell>
          <table:table-cell table:number-columns-repeated="4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82024" calcext:value-type="float">
            <text:p>82024</text:p>
          </table:table-cell>
          <table:table-cell office:value-type="float" office:value="11888" calcext:value-type="float">
            <text:p>11888</text:p>
          </table:table-cell>
          <table:table-cell table:number-columns-repeated="4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92024" calcext:value-type="float">
            <text:p>92024</text:p>
          </table:table-cell>
          <table:table-cell office:value-type="float" office:value="11888" calcext:value-type="float">
            <text:p>11888</text:p>
          </table:table-cell>
          <table:table-cell table:number-columns-repeated="4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102024" calcext:value-type="float">
            <text:p>102024</text:p>
          </table:table-cell>
          <table:table-cell office:value-type="float" office:value="11888" calcext:value-type="float">
            <text:p>11888</text:p>
          </table:table-cell>
          <table:table-cell table:number-columns-repeated="4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112024" calcext:value-type="float">
            <text:p>112024</text:p>
          </table:table-cell>
          <table:table-cell office:value-type="float" office:value="11888" calcext:value-type="float">
            <text:p>11888</text:p>
          </table:table-cell>
          <table:table-cell table:number-columns-repeated="4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122024" calcext:value-type="float">
            <text:p>122024</text:p>
          </table:table-cell>
          <table:table-cell office:value-type="float" office:value="11888" calcext:value-type="float">
            <text:p>11888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Budget Expens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Budget Expenses</text:p>
          </table:table-cell>
          <table:table-cell table:style-name="ce2" office:value-type="string" calcext:value-type="string">
            <text:p>Budget_month</text:p>
          </table:table-cell>
          <table:table-cell table:style-name="ce2" office:value-type="string" calcext:value-type="string">
            <text:p>Total</text:p>
          </table:table-cell>
          <table:table-cell table:number-columns-repeated="4"/>
        </table:table-row>
        <table:table-row table:style-name="ro2">
          <table:table-cell office:value-type="float" office:value="11888" calcext:value-type="float">
            <text:p>11888</text:p>
          </table:table-cell>
          <table:table-cell office:value-type="float" office:value="202406" calcext:value-type="float">
            <text:p>202406</text:p>
          </table:table-cell>
          <table:table-cell office:value-type="float" office:value="19406.6" calcext:value-type="float">
            <text:p>19406.6</text:p>
          </table:table-cell>
          <table:table-cell table:number-columns-repeated="4"/>
        </table:table-row>
        <table:table-row table:style-name="ro2">
          <table:table-cell office:value-type="float" office:value="11888" calcext:value-type="float">
            <text:p>11888</text:p>
          </table:table-cell>
          <table:table-cell office:value-type="float" office:value="202407" calcext:value-type="float">
            <text:p>202407</text:p>
          </table:table-cell>
          <table:table-cell office:value-type="float" office:value="48644.6" calcext:value-type="float">
            <text:p>48644.6</text:p>
          </table:table-cell>
          <table:table-cell table:number-columns-repeated="4"/>
        </table:table-row>
        <table:table-row table:style-name="ro2">
          <table:table-cell office:value-type="float" office:value="11888" calcext:value-type="float">
            <text:p>11888</text:p>
          </table:table-cell>
          <table:table-cell office:value-type="float" office:value="202408" calcext:value-type="float">
            <text:p>202408</text:p>
          </table:table-cell>
          <table:table-cell office:value-type="float" office:value="13510.6" calcext:value-type="float">
            <text:p>13510.6</text:p>
          </table:table-cell>
          <table:table-cell table:number-columns-repeated="4"/>
        </table:table-row>
        <table:table-row table:style-name="ro2">
          <table:table-cell office:value-type="float" office:value="11888" calcext:value-type="float">
            <text:p>11888</text:p>
          </table:table-cell>
          <table:table-cell office:value-type="float" office:value="202409" calcext:value-type="float">
            <text:p>202409</text:p>
          </table:table-cell>
          <table:table-cell office:value-type="float" office:value="37976" calcext:value-type="float">
            <text:p>37976</text:p>
          </table:table-cell>
          <table:table-cell table:number-columns-repeated="4"/>
        </table:table-row>
        <table:table-row table:style-name="ro2">
          <table:table-cell office:value-type="float" office:value="11888" calcext:value-type="float">
            <text:p>11888</text:p>
          </table:table-cell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After Update</text:p>
          </table:table-cell>
          <table:table-cell table:number-columns-repeated="3"/>
          <table:table-cell table:style-name="ce1" office:value-type="string" calcext:value-type="string">
            <text:p>Results after PHP updat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Budget Expenses</text:p>
          </table:table-cell>
          <table:table-cell table:style-name="ce2" office:value-type="string" calcext:value-type="string">
            <text:p>Rundate</text:p>
          </table:table-cell>
          <table:table-cell table:style-name="ce2" office:value-type="string" calcext:value-type="string">
            <text:p>Serial</text:p>
          </table:table-cell>
          <table:table-cell/>
          <table:table-cell table:style-name="ce2" office:value-type="string" calcext:value-type="string">
            <text:p>Budget Expenses</text:p>
          </table:table-cell>
          <table:table-cell table:style-name="ce2" office:value-type="string" calcext:value-type="string">
            <text:p>Rundate</text:p>
          </table:table-cell>
          <table:table-cell table:style-name="ce2" office:value-type="string" calcext:value-type="string">
            <text:p>Serial</text:p>
          </table:table-cell>
        </table:table-row>
        <table:table-row table:style-name="ro2">
          <table:table-cell table:style-name="ce3" office:value-type="string" calcext:value-type="string">
            <text:p>?</text:p>
          </table:table-cell>
          <table:table-cell office:value-type="float" office:value="62024" calcext:value-type="float">
            <text:p>62024</text:p>
          </table:table-cell>
          <table:table-cell office:value-type="float" office:value="11888" calcext:value-type="float">
            <text:p>11888</text:p>
          </table:table-cell>
          <table:table-cell/>
          <table:table-cell office:value-type="float" office:value="19406.6" calcext:value-type="float">
            <text:p>19406.6</text:p>
          </table:table-cell>
          <table:table-cell office:value-type="float" office:value="62024" calcext:value-type="float">
            <text:p>62024</text:p>
          </table:table-cell>
          <table:table-cell office:value-type="float" office:value="11888" calcext:value-type="float">
            <text:p>11888</text:p>
          </table:table-cell>
        </table:table-row>
        <table:table-row table:style-name="ro2">
          <table:table-cell table:style-name="ce3" office:value-type="string" calcext:value-type="string">
            <text:p>?</text:p>
          </table:table-cell>
          <table:table-cell office:value-type="float" office:value="72024" calcext:value-type="float">
            <text:p>72024</text:p>
          </table:table-cell>
          <table:table-cell office:value-type="float" office:value="11888" calcext:value-type="float">
            <text:p>11888</text:p>
          </table:table-cell>
          <table:table-cell/>
          <table:table-cell office:value-type="float" office:value="48644.6" calcext:value-type="float">
            <text:p>48644.6</text:p>
          </table:table-cell>
          <table:table-cell office:value-type="float" office:value="72024" calcext:value-type="float">
            <text:p>72024</text:p>
          </table:table-cell>
          <table:table-cell office:value-type="float" office:value="11888" calcext:value-type="float">
            <text:p>11888</text:p>
          </table:table-cell>
        </table:table-row>
        <table:table-row table:style-name="ro2">
          <table:table-cell table:style-name="ce3" office:value-type="string" calcext:value-type="string">
            <text:p>?</text:p>
          </table:table-cell>
          <table:table-cell office:value-type="float" office:value="82024" calcext:value-type="float">
            <text:p>82024</text:p>
          </table:table-cell>
          <table:table-cell office:value-type="float" office:value="11888" calcext:value-type="float">
            <text:p>11888</text:p>
          </table:table-cell>
          <table:table-cell/>
          <table:table-cell office:value-type="float" office:value="13510.6" calcext:value-type="float">
            <text:p>13510.6</text:p>
          </table:table-cell>
          <table:table-cell office:value-type="float" office:value="82024" calcext:value-type="float">
            <text:p>82024</text:p>
          </table:table-cell>
          <table:table-cell office:value-type="float" office:value="11888" calcext:value-type="float">
            <text:p>11888</text:p>
          </table:table-cell>
        </table:table-row>
        <table:table-row table:style-name="ro2">
          <table:table-cell table:style-name="ce3" office:value-type="string" calcext:value-type="string">
            <text:p>?</text:p>
          </table:table-cell>
          <table:table-cell office:value-type="float" office:value="92024" calcext:value-type="float">
            <text:p>92024</text:p>
          </table:table-cell>
          <table:table-cell office:value-type="float" office:value="11888" calcext:value-type="float">
            <text:p>11888</text:p>
          </table:table-cell>
          <table:table-cell/>
          <table:table-cell office:value-type="float" office:value="37976" calcext:value-type="float">
            <text:p>37976</text:p>
          </table:table-cell>
          <table:table-cell office:value-type="float" office:value="92024" calcext:value-type="float">
            <text:p>92024</text:p>
          </table:table-cell>
          <table:table-cell office:value-type="float" office:value="11888" calcext:value-type="float">
            <text:p>11888</text:p>
          </table:table-cell>
        </table:table-row>
        <table:table-row table:style-name="ro2">
          <table:table-cell table:style-name="ce3" office:value-type="string" calcext:value-type="string">
            <text:p>?</text:p>
          </table:table-cell>
          <table:table-cell office:value-type="float" office:value="102024" calcext:value-type="float">
            <text:p>102024</text:p>
          </table:table-cell>
          <table:table-cell office:value-type="float" office:value="11888" calcext:value-type="float">
            <text:p>11888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02024" calcext:value-type="float">
            <text:p>102024</text:p>
          </table:table-cell>
          <table:table-cell office:value-type="float" office:value="11888" calcext:value-type="float">
            <text:p>11888</text:p>
          </table:table-cell>
        </table:table-row>
        <table:table-row table:style-name="ro2">
          <table:table-cell table:style-name="ce3" office:value-type="string" calcext:value-type="string">
            <text:p>?</text:p>
          </table:table-cell>
          <table:table-cell office:value-type="float" office:value="112024" calcext:value-type="float">
            <text:p>112024</text:p>
          </table:table-cell>
          <table:table-cell office:value-type="float" office:value="11888" calcext:value-type="float">
            <text:p>11888</text:p>
          </table:table-cell>
          <table:table-cell/>
          <table:table-cell office:value-type="float" office:value="30462.2" calcext:value-type="float">
            <text:p>30462.2</text:p>
          </table:table-cell>
          <table:table-cell office:value-type="float" office:value="112024" calcext:value-type="float">
            <text:p>112024</text:p>
          </table:table-cell>
          <table:table-cell office:value-type="float" office:value="11888" calcext:value-type="float">
            <text:p>11888</text:p>
          </table:table-cell>
        </table:table-row>
        <table:table-row table:style-name="ro2">
          <table:table-cell table:style-name="ce3" office:value-type="string" calcext:value-type="string">
            <text:p>?</text:p>
          </table:table-cell>
          <table:table-cell office:value-type="float" office:value="122024" calcext:value-type="float">
            <text:p>122024</text:p>
          </table:table-cell>
          <table:table-cell office:value-type="float" office:value="11888" calcext:value-type="float">
            <text:p>11888</text:p>
          </table:table-cell>
          <table:table-cell/>
          <table:table-cell office:value-type="float" office:value="30462.2" calcext:value-type="float">
            <text:p>30462.2</text:p>
          </table:table-cell>
          <table:table-cell office:value-type="float" office:value="122024" calcext:value-type="float">
            <text:p>122024</text:p>
          </table:table-cell>
          <table:table-cell office:value-type="float" office:value="11888" calcext:value-type="float">
            <text:p>11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5:52:36.014000000</meta:creation-date>
    <dc:date>2025-01-27T15:58:38.999000000</dc:date>
    <meta:editing-duration>PT6M3S</meta:editing-duration>
    <meta:editing-cycles>1</meta:editing-cycles>
    <meta:document-statistic meta:table-count="1" meta:cell-count="94" meta:object-count="0"/>
    <meta:generator>LibreOffice/24.8.4.2$Windows_X86_64 LibreOffice_project/bb3cfa12c7b1bf994ecc5649a80400d06cd71002</meta:generator>
  </office:meta>
</office:document-meta>
</file>